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24cm" fo:margin-left="-0.383cm" table:align="left"/>
    </style:style>
    <style:style style:name="Table1.A" style:family="table-column">
      <style:table-column-properties style:column-width="7.713cm"/>
    </style:style>
    <style:style style:name="Table1.B" style:family="table-column">
      <style:table-column-properties style:column-width="7.527cm"/>
    </style:style>
    <style:style style:name="Table1.A1" style:family="table-cell">
      <style:table-cell-properties fo:background-color="#fbd4b4" fo:padding-left="0.176cm" fo:padding-right="0.176cm" fo:padding-top="0cm" fo:padding-bottom="0cm" fo:border="0.018cm solid #bfbfbf">
        <style:background-image/>
      </style:table-cell-properties>
    </style:style>
    <style:style style:name="Table1.A2" style:family="table-cell">
      <style:table-cell-properties fo:padding-left="0.176cm" fo:padding-right="0.176cm" fo:padding-top="0cm" fo:padding-bottom="0cm" fo:border="0.018cm solid #bfbfbf"/>
    </style:style>
    <style:style style:name="P1" style:family="paragraph" style:parent-style-name="Standard">
      <style:paragraph-properties fo:margin-left="0cm" fo:margin-right="-0.011cm" fo:text-align="end" style:justify-single-word="false" fo:text-indent="0cm" style:auto-text-indent="false" fo:break-before="page"/>
      <style:text-properties fo:color="#000000" style:font-name="Calibri" fo:font-size="20pt" style:font-size-asian="20pt"/>
    </style:style>
    <style:style style:name="P2" style:family="paragraph" style:parent-style-name="Standard">
      <style:paragraph-properties fo:margin-left="0cm" fo:margin-right="-0.011cm" fo:text-indent="0cm" style:auto-text-indent="false"/>
    </style:style>
    <style:style style:name="P3" style:family="paragraph" style:parent-style-name="Standard">
      <style:paragraph-properties fo:margin-left="0cm" fo:margin-right="-0.011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cm" fo:margin-right="-0.011cm" fo:text-align="center" style:justify-single-word="false" fo:text-indent="0cm" style:auto-text-indent="false"/>
      <style:text-properties fo:color="#000000" style:font-name="Calibri" fo:font-size="11pt" style:font-size-asian="11pt"/>
    </style:style>
    <style:style style:name="P6" style:family="paragraph" style:parent-style-name="Standard">
      <style:text-properties fo:color="#000000" style:font-name="Calibri" fo:font-size="11pt" style:font-size-asian="11pt"/>
    </style:style>
    <style:style style:name="P7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1pt" style:font-size-asian="11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A DE REUNIÓN</text:p>
            <text:p text:style-name="P3"><text:span text:style-name="Fuente_20_de_20_párrafo_20_predeter."><text:span text:style-name="T1">Reunión número: 1</text:span></text:span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span text:style-name="Fuente_20_de_20_párrafo_20_predeter."><text:span text:style-name="T2">Fecha: Jueves, <text:s/>12 de Abril de 2018</text:span></text:span></text:p>
            <text:p text:style-name="P4">Duración: 45-60 minuto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Asistentes:</text:p>
            <text:p text:style-name="P4">Antonio Solana</text:p>
            <text:p text:style-name="P4">Pablo Sánchez</text:p>
            <text:p text:style-name="P4">Catalín Rotaru</text:p>
            <text:p text:style-name="P4">Bernardo Zambrano</text:p>
            <text:p text:style-name="P4">Guillermo Río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Orden del día (temas a tratar):</text:p>
            <text:p text:style-name="P4"/>
            <text:p text:style-name="P4">Organización del grupo</text:p>
            <text:p text:style-name="P4">Reparto del trabajo</text:p>
            <text:p text:style-name="P4"/>
            <text:p text:style-name="P4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Temas tratados y acuerdos</text:p>
          </table:table-cell>
          <table:table-cell table:style-name="Table1.A2" office:value-type="string">
            <text:p text:style-name="P5">Responsables y Fecha</text:p>
          </table:table-cell>
        </table:table-row>
        <table:table-row>
          <table:table-cell table:style-name="Table1.A2" office:value-type="string">
            <text:p text:style-name="P4"/>
            <text:p text:style-name="P4">El principal objetivo de la primera reunión ha sido repartir de forma <text:s/>equilibrada los puntos <text:s/>entre todos los miembros del equipo de trabajo.</text:p>
          </table:table-cell>
          <table:table-cell table:style-name="Table1.A2" office:value-type="string">
            <text:p text:style-name="P4"><text:s/>Todo el grupo</text:p>
          </table:table-cell>
        </table:table-row>
        <table:table-row>
          <table:table-cell table:style-name="Table1.A2" office:value-type="string">
            <text:p text:style-name="P4">Se ha decidido <text:s/>que el trabajo para ciertos puntos sea en grupo siempre y cuando ambas partes esten de acuerdo con ello.</text:p>
            <text:p text:style-name="P4"/>
          </table:table-cell>
          <table:table-cell table:style-name="Table1.A2" office:value-type="string">
            <text:p text:style-name="P4"><text:s/>Todo el grupo</text:p>
          </table:table-cell>
        </table:table-row>
        <table:table-row>
          <table:table-cell table:style-name="Table1.A2" office:value-type="string">
            <text:p text:style-name="P4">Valoración de la reunión. Aspectos a mejorar:</text:p>
            <text:p text:style-name="P4"><text:s text:c="3"/>-Ser mas concisos de cara a los aspectos a tratar de cara a las siguientes reuniones para un trabajo más fácil posteriormente</text:p>
          </table:table-cell>
          <table:table-cell table:style-name="Table1.A2" office:value-type="string">
            <text:p text:style-name="P6"><text:s/>Todo el grupo</text:p>
          </table:table-cell>
        </table:table-row>
      </table:table>
      <text:p text:style-name="Standard"><draw:frame draw:style-name="fr1" draw:name="Objeto1" text:anchor-type="paragraph" svg:x="0.938cm" svg:y="1.044cm" svg:width="15.042cm" svg:height="8.2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0" fo:hyphenation-push-char-count="0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0" fo:hyphenation-push-char-count="0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Heading" style:class="chapter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uario</meta:initial-creator>
    <meta:creation-date>2018-04-08T17:43:00Z</meta:creation-date>
    <dc:date>2018-05-02T21:00:01.03</dc:date>
    <meta:editing-cycles>7</meta:editing-cycles>
    <meta:editing-duration>PT1H11M34S</meta:editing-duration>
    <meta:document-statistic meta:table-count="1" meta:image-count="0" meta:object-count="1" meta:page-count="1" meta:paragraph-count="22" meta:word-count="129" meta:character-count="767"/>
    <meta:user-defined meta:name="Company">Universidad Autónoma de Madrid</meta:user-defined>
    <meta:template xlink:type="simple" xlink:actuate="onRequest" xlink:title="" xlink:href="../../../../Downloads/Primera%20reunión.odt/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7">
      <style:chart-properties chart:display-label="true" chart:logarithmic="false" chart:minimum="432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7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37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42cm" svg:height="8.29cm" xlink:href="." xlink:type="simple" chart:class="chart:bar" chart:style-name="ch1">
        <chart:title svg:x="3.297cm" svg:y="0.301cm" chart:style-name="ch2">
          <text:p>DIAGRAMA DE GRANT DE LA SEMANA 1</text:p>
        </chart:title>
        <chart:subtitle svg:x="4.884cm" svg:y="1.245cm" chart:style-name="ch3">
          <text:p>Hecho a posteriori 19/04/2018</text:p>
        </chart:subtitle>
        <chart:plot-area chart:style-name="ch4" chart:data-source-has-labels="both" svg:x="0.75cm" svg:y="2.258cm" svg:width="13.692cm" svg:height="5.447cm">
          <chartooo:coordinate-region svg:x="1.424cm" svg:y="2.258cm" svg:width="12.355cm" svg:height="4.77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de inicio</text:p>
              </table:table-cell>
              <table:table-cell office:value-type="string">
                <text:p>duracion</text:p>
              </table:table-cell>
            </table:table-row>
          </table:table-header-rows>
          <table:table-rows>
            <table:table-row>
              <table:table-cell office:value-type="string">
                <text:p>R1</text:p>
              </table:table-cell>
              <table:table-cell office:value-type="float" office:value="43202">
                <text:p>43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3202">
                <text:p>43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3207">
                <text:p>43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3202">
                <text:p>4320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